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1d38ea" officeooo:paragraph-rsid="001d38ea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16pt" fo:font-weight="bold" officeooo:rsid="001d38ea" officeooo:paragraph-rsid="001d38ea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officeooo:rsid="001d38ea" officeooo:paragraph-rsid="001d38ea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none" fo:font-weight="normal" officeooo:rsid="000eef4f" officeooo:paragraph-rsid="001d38ea" style:font-size-asian="16pt" style:font-weight-asian="normal" style:font-size-complex="16pt" style:font-weight-complex="normal"/>
    </style:style>
    <style:style style:name="T1" style:family="text">
      <style:text-properties fo:font-size="13pt" style:text-underline-style="none" officeooo:rsid="000eef4f" style:font-size-asian="11.3500003814697pt" style:font-size-complex="13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style:font-size-asian="16pt"/>
    </style:style>
    <style:style style:name="T4" style:family="text">
      <style:text-properties style:text-underline-style="none" officeooo:rsid="000eef4f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"/>ASSIGNMENT – 3</text:p>
      <text:p text:style-name="P3"/>
      <text:p text:style-name="P2">Question 1 : Does ANSI recognize the data type DATE ?</text:p>
      <text:p text:style-name="P2"/>
      <text:p text:style-name="P3">Answer : <text:span text:style-name="T4">The DATE data type is recognized by ANSI SQL, but it doesn’t dictate a specific format for storing dates, leading to variations across different database system.</text:span></text:p>
      <text:p text:style-name="P2"><text:span text:style-name="T4"/></text:p>
      <text:p text:style-name="P2"><text:span text:style-name="T4">Q</text:span><text:span text:style-name="T3">uestion 2 : Which subdivision of SQL is used to insert values in tables ?</text:span></text:p>
      <text:p text:style-name="P2"><text:span text:style-name="T3"/></text:p>
      <text:p text:style-name="P3"><text:span text:style-name="T3">Answer : </text:span><text:span text:style-name="T4">Insert data</text:span></text:p>
      <text:p text:style-name="P4"><text:span text:style-name="T2">In SQL the DML (Data Manipulation Language) components have a command called an Insert command is used to insert the data into a t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0:29:21.897863422</meta:creation-date>
    <dc:date>2024-03-15T00:34:26.127885658</dc:date>
    <meta:editing-duration>PT5M4S</meta:editing-duration>
    <meta:editing-cycles>1</meta:editing-cycles>
    <meta:document-statistic meta:table-count="0" meta:image-count="0" meta:object-count="0" meta:page-count="1" meta:paragraph-count="6" meta:word-count="84" meta:character-count="476" meta:non-whitespace-character-count="387"/>
    <meta:generator>LibreOffice/7.3.5.2$Linux_X86_64 LibreOffice_project/30$Build-2</meta:generator>
  </office:meta>
</office:document-meta>
</file>